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iceMixClient.sendSync( EndpointResolver resolver , Map exchangeProperties , Map inMessageProperties , Objec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iceMixClient.populateMessageProperties( NormalizedMessage message , Map propert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iceMixClient.createResolverInterface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configureEndpoint( MessageExchange exchange , org . apache . servicemix . jbi . api . Endpoint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iceMixClient.resolveEndpointReferenc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rviceMixClient.send( org . apache . servicemix . client .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send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createInOnlyExchange( org . apache . servicemix . jbi . api . Endpoi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iceMixClient.receive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createInOnlyExchange( Endpoi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iceMixClient.fail( MessageExchange exchange , Fault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populateMessage( MessageExchange exchange , Map exchangeProperties , Map inMessageProperties , Objec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rviceMixClient.send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sendSync( Map inMessageProperties , Objec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createRobustInOnly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rviceMixClient.request( org . apache . servicemix . jbi . api . EndpointResolver resolver , Map exchangeProperties , Map inMessageProperties , Object cont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ServiceMixClient.setFilter( Endpoint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populateExchangeProperties( MessageExchange exchange , Map propert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ServiceMixClient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ge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sendSync( MessageExchange exchange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setMarshaler( Pojo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don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send( EndpointResolver resolver , Map exchangeProperties , Map inMessageProperties , Objec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iceMixClient.createInOnly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rviceMixClient.DefaultServiceMixClient( JBIContainer container , ActivationSpec activation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rviceMixClient.getExchang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request( EndpointResolver resolver , Map exchangeProperties , Map inMessageProperties , Object cont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ServiceMixClient.getDeliveryChan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DefaultServiceMixClient( JBI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createInOutExchange( Endpoi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iceMixClient.createResolverForService( QNam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sendSync( org . apache . servicemix . jbi . api . EndpointResolver resolver , Map exchangeProperties , Map inMessageProperties , Objec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iceMixClient.configureEndpoint( MessageExchange exchange , Endpoint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iceMixClient.createInOptionalOutExchange( org . apache . servicemix . jbi . api . Endpoi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iceMixClient.rece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createInOptionalOutExchange( Endpoi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iceMixClient.fail( MessageExchange exchange , Exception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iceMixClient.createResolverForExternalInterface( QName service ,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createInOutExchange( org . apache . servicemix . jbi . api . Endpoi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iceMixClient.createResolverForExternalInterface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createResolverForExternalService( QNam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send( Map inMessageProperties , Objec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send( org . apache . servicemix . jbi . api . EndpointResolver resolver , Map exchangeProperties , Map inMessageProperties , Objec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iceMixClient.DefaultServiceMix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ServiceMixClient.createRobustInOnlyExchange( Endpoi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iceMixClient.createInOptionalOu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rviceMixClient.request( Map inMessageProperties , Objec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createDestination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sendSync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iceMixClient.createRobustInOnlyExchange( org . apache . servicemix . jbi . api . Endpoint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iceMixClient.createInOu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